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4d19" officeooo:paragraph-rsid="001e4d19"/>
    </style:style>
    <style:style style:name="P2" style:family="paragraph" style:parent-style-name="Standard">
      <style:text-properties officeooo:rsid="001ecff2" officeooo:paragraph-rsid="001ecff2"/>
    </style:style>
    <style:style style:name="P3" style:family="paragraph" style:parent-style-name="Text_20_body" style:list-style-name="L1"/>
    <style:style style:name="P4" style:family="paragraph" style:parent-style-name="Text_20_body">
      <style:text-properties officeooo:rsid="001e4d19" officeooo:paragraph-rsid="001e4d19"/>
    </style:style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P6" style:family="paragraph" style:parent-style-name="Standard">
      <style:text-properties officeooo:rsid="001e4d19" officeooo:paragraph-rsid="001e4d19"/>
    </style:style>
    <style:style style:name="T1" style:family="text">
      <style:text-properties officeooo:rsid="001ecff2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Basic commands for github</text:p>
      <text:p text:style-name="P1">C<text:span text:style-name="T1">opy </text:span><text:s text:c="2"/>(move) mv <text:s/>a programs <text:s text:c="2"/></text:p>
      <text:p text:style-name="P1">./ <text:s/>here</text:p>
      <text:p text:style-name="P1"/>
      <text:p text:style-name="P1">en <text:s/>git</text:p>
      <text:p text:style-name="P1"/>
      <text:p text:style-name="P1">git add *(todo) </text:p>
      <text:p text:style-name="P1">git add <text:s/>--all</text:p>
      <text:p text:style-name="P1">git commit <text:s/>-m <text:s text:c="2"/>“tonces que” ( confirmar)</text:p>
      <text:p text:style-name="P1">git push </text:p>
      <text:p text:style-name="P1"/>
      <text:p text:style-name="P1"/>
      <text:p text:style-name="P4">In the command-line, navigate to your local repository. </text:p>
      <text:list xml:id="list713706266" text:style-name="L1">
        <text:list-item>
          <text:p text:style-name="P5">Ensure you are in the default branch:<text:line-break/><text:span text:style-name="Source_20_Text">git checkout master</text:span> </text:p>
        </text:list-item>
        <text:list-item>
          <text:p text:style-name="P5">The <text:span text:style-name="Source_20_Text">rm -r</text:span> command will recursively remove your folder:<text:line-break/><text:span text:style-name="Source_20_Text">git rm -r folder-name</text:span> </text:p>
        </text:list-item>
        <text:list-item>
          <text:p text:style-name="P5">Commit the change:<text:line-break/><text:span text:style-name="Source_20_Text">git commit -m "Remove duplicated directory"</text:span> </text:p>
        </text:list-item>
        <text:list-item>
          <text:p text:style-name="P3">Push the change to your remote repository:<text:line-break/><text:span text:style-name="Source_20_Text">git push origin master</text:span>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9:23:05.214379499</meta:creation-date>
    <dc:date>2019-08-20T16:47:19.665376240</dc:date>
    <meta:editing-duration>PT24M5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84" meta:character-count="476" meta:non-whitespace-character-count="391"/>
  </office:meta>
</office:document-meta>
</file>